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/>
    <style:style style:name="T1" style:family="text">
      <style:text-properties fo:font-style="italic" fo:font-weight="bold" style:font-style-asian="italic" style:font-weight-asian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Wykonaj analizę rozwiązań dla systemów informatycznych <text:span text:style-name="T1">on-premises, cloud, hybrid</text:span>.</text:p>
      <text:p text:style-name="Standard" loext:marker-style-name="T2">Analiza powinna być zestawieniem zalet i wad danego rozwiązania np w postaci osobnej tabeli dla każdego rozwiązania.<text:span text:style-name="T2"/></text:p>
      <text:p text:style-name="Standard"/>
      <text:p text:style-name="Standard" loext:marker-style-name="T2"><text:span text:style-name="T2">Porównując największe wady i zalety powyższych rozwiązań wykonaj subiektywną ocenę, które rozwiązanie najlepiej pasuje dla mikro, małych, średnich i dużych podmiotów (biorąc pod uwagę przykładowe dane mikro podmiot od 5 do 50 końcówek, mały podmiot od 51 do 250 końcówek, średni podmiot od 251 do 1000 końcówek, duży podmiot od 1001 końcówek).</text:span><text:span text:style-name="T2"/></text:p>
      <text:p text:style-name="Standard" loext:marker-style-name="T2"/>
      <text:p text:style-name="Standard" loext:marker-style-name="T2"><text:span text:style-name="T2">Zadanie na 2-4 stron.</text:span><text:span text:style-name="T2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dc:date>2022-11-15T07:35:13</dc:date>
    <meta:generator>LibreOffice/24.2.7.2$Linux_X86_64 LibreOffice_project/420$Build-2</meta:generator>
    <meta:document-statistic meta:table-count="0" meta:image-count="0" meta:object-count="0" meta:page-count="1" meta:paragraph-count="4" meta:word-count="82" meta:character-count="562" meta:non-whitespace-character-count="484"/>
    <meta:template xlink:type="simple" xlink:actuate="onRequest" xlink:title="Normal.dotm" xlink:href=""/>
  </office:meta>
</office:document-meta>
</file>